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28pt" style:font-size-asian="28pt" style:font-size-complex="28pt"/>
    </style:style>
    <style:style style:name="P2" style:family="paragraph" style:parent-style-name="Heading_20_1">
      <style:paragraph-properties fo:text-align="center" style:justify-single-word="false"/>
      <style:text-properties fo:font-size="28pt" style:font-size-asian="28pt" style:font-size-complex="28pt"/>
    </style:style>
    <style:style style:name="P3" style:family="paragraph" style:parent-style-name="Heading_20_2">
      <style:paragraph-properties fo:break-before="page"/>
    </style:style>
    <style:style style:name="P4" style:family="paragraph" style:parent-style-name="Text_20_body" style:list-style-name="L1">
      <style:text-properties fo:background-color="#66ff99"/>
    </style:style>
    <style:style style:name="P5" style:family="paragraph" style:parent-style-name="Text_20_body" style:list-style-name="L5">
      <style:text-properties fo:background-color="#66ff99"/>
    </style:style>
    <style:style style:name="P6" style:family="paragraph" style:parent-style-name="Text_20_body" style:list-style-name="L9">
      <style:text-properties fo:background-color="#66ff99"/>
    </style:style>
    <style:style style:name="P7" style:family="paragraph" style:parent-style-name="Text_20_body" style:list-style-name="L13">
      <style:text-properties fo:background-color="#66ff99"/>
    </style:style>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list-style-name="L6"/>
    <style:style style:name="P12" style:family="paragraph" style:parent-style-name="Text_20_body" style:list-style-name="L7"/>
    <style:style style:name="P13" style:family="paragraph" style:parent-style-name="Text_20_body" style:list-style-name="L8"/>
    <style:style style:name="P14" style:family="paragraph" style:parent-style-name="Text_20_body" style:list-style-name="L9">
      <style:text-properties fo:color="#000000" fo:background-color="#66ff99"/>
    </style:style>
    <style:style style:name="P15" style:family="paragraph" style:parent-style-name="Text_20_body" style:list-style-name="L10"/>
    <style:style style:name="P16" style:family="paragraph" style:parent-style-name="Text_20_body" style:list-style-name="L11"/>
    <style:style style:name="P17" style:family="paragraph" style:parent-style-name="Text_20_body" style:list-style-name="L12"/>
    <style:style style:name="P18" style:family="paragraph" style:parent-style-name="Text_20_body" style:list-style-name="L13"/>
    <style:style style:name="P19" style:family="paragraph" style:parent-style-name="Text_20_body" style:list-style-name="L14"/>
    <style:style style:name="P20" style:family="paragraph" style:parent-style-name="Text_20_body" style:list-style-name="L15"/>
    <style:style style:name="P21" style:family="paragraph" style:parent-style-name="Text_20_body" style:list-style-name="L16"/>
    <style:style style:name="P22" style:family="paragraph" style:parent-style-name="Text_20_body" style:list-style-name="L17"/>
    <style:style style:name="P23" style:family="paragraph" style:parent-style-name="Text_20_body" style:list-style-name="L18"/>
    <style:style style:name="P24" style:family="paragraph" style:parent-style-name="Text_20_body" style:list-style-name="L19"/>
    <style:style style:name="P25" style:family="paragraph" style:parent-style-name="Text_20_body" style:list-style-name="L20"/>
    <style:style style:name="P26" style:family="paragraph" style:parent-style-name="Text_20_body" style:list-style-name="L21"/>
    <style:style style:name="P27" style:family="paragraph" style:parent-style-name="Text_20_body" style:list-style-name="L22"/>
    <style:style style:name="P28" style:family="paragraph" style:parent-style-name="Text_20_body" style:list-style-name="L23"/>
    <style:style style:name="P29" style:family="paragraph" style:parent-style-name="Text_20_body" style:list-style-name="L24"/>
    <style:style style:name="P30" style:family="paragraph" style:parent-style-name="Text_20_body" style:list-style-name="L25"/>
    <style:style style:name="P31" style:family="paragraph" style:parent-style-name="Text_20_body" style:list-style-name="L26"/>
    <style:style style:name="P32" style:family="paragraph" style:parent-style-name="Text_20_body" style:list-style-name="L27"/>
    <style:style style:name="P33" style:family="paragraph" style:parent-style-name="Text_20_body" style:list-style-name="L28"/>
    <style:style style:name="P34" style:family="paragraph" style:parent-style-name="Text_20_body" style:list-style-name="L29"/>
    <style:style style:name="P35" style:family="paragraph" style:parent-style-name="Text_20_body" style:list-style-name="L30"/>
    <style:style style:name="P36" style:family="paragraph" style:parent-style-name="Text_20_body" style:list-style-name="L31"/>
    <style:style style:name="P37" style:family="paragraph" style:parent-style-name="Text_20_body" style:list-style-name="L32"/>
    <style:style style:name="P38" style:family="paragraph" style:parent-style-name="Text_20_body" style:list-style-name="L33"/>
    <style:style style:name="P39" style:family="paragraph" style:parent-style-name="Text_20_body" style:list-style-name="L34"/>
    <style:style style:name="P40" style:family="paragraph" style:parent-style-name="Text_20_body" style:list-style-name="L2">
      <style:paragraph-properties fo:margin-top="0cm" fo:margin-bottom="0cm"/>
    </style:style>
    <style:style style:name="P41" style:family="paragraph" style:parent-style-name="Text_20_body" style:list-style-name="L3">
      <style:paragraph-properties fo:margin-top="0cm" fo:margin-bottom="0cm"/>
    </style:style>
    <style:style style:name="P42" style:family="paragraph" style:parent-style-name="Text_20_body" style:list-style-name="L4">
      <style:paragraph-properties fo:margin-top="0cm" fo:margin-bottom="0cm"/>
    </style:style>
    <style:style style:name="P43" style:family="paragraph" style:parent-style-name="Text_20_body" style:list-style-name="L6">
      <style:paragraph-properties fo:margin-top="0cm" fo:margin-bottom="0cm"/>
    </style:style>
    <style:style style:name="P44" style:family="paragraph" style:parent-style-name="Text_20_body" style:list-style-name="L7">
      <style:paragraph-properties fo:margin-top="0cm" fo:margin-bottom="0cm"/>
    </style:style>
    <style:style style:name="P45" style:family="paragraph" style:parent-style-name="Text_20_body" style:list-style-name="L8">
      <style:paragraph-properties fo:margin-top="0cm" fo:margin-bottom="0cm"/>
    </style:style>
    <style:style style:name="P46" style:family="paragraph" style:parent-style-name="Text_20_body" style:list-style-name="L10">
      <style:paragraph-properties fo:margin-top="0cm" fo:margin-bottom="0cm"/>
    </style:style>
    <style:style style:name="P47" style:family="paragraph" style:parent-style-name="Text_20_body" style:list-style-name="L11">
      <style:paragraph-properties fo:margin-top="0cm" fo:margin-bottom="0cm"/>
    </style:style>
    <style:style style:name="P48" style:family="paragraph" style:parent-style-name="Text_20_body" style:list-style-name="L12">
      <style:paragraph-properties fo:margin-top="0cm" fo:margin-bottom="0cm"/>
    </style:style>
    <style:style style:name="P49" style:family="paragraph" style:parent-style-name="Text_20_body" style:list-style-name="L14">
      <style:paragraph-properties fo:margin-top="0cm" fo:margin-bottom="0cm"/>
    </style:style>
    <style:style style:name="P50" style:family="paragraph" style:parent-style-name="Text_20_body" style:list-style-name="L15">
      <style:paragraph-properties fo:margin-top="0cm" fo:margin-bottom="0cm"/>
    </style:style>
    <style:style style:name="P51" style:family="paragraph" style:parent-style-name="Text_20_body" style:list-style-name="L16">
      <style:paragraph-properties fo:margin-top="0cm" fo:margin-bottom="0cm"/>
    </style:style>
    <style:style style:name="P52" style:family="paragraph" style:parent-style-name="Text_20_body" style:list-style-name="L17">
      <style:paragraph-properties fo:margin-top="0cm" fo:margin-bottom="0cm"/>
    </style:style>
    <style:style style:name="P53" style:family="paragraph" style:parent-style-name="Text_20_body" style:list-style-name="L18">
      <style:paragraph-properties fo:margin-top="0cm" fo:margin-bottom="0cm"/>
    </style:style>
    <style:style style:name="P54" style:family="paragraph" style:parent-style-name="Text_20_body" style:list-style-name="L19">
      <style:paragraph-properties fo:margin-top="0cm" fo:margin-bottom="0cm"/>
    </style:style>
    <style:style style:name="P55" style:family="paragraph" style:parent-style-name="Text_20_body" style:list-style-name="L20">
      <style:paragraph-properties fo:margin-top="0cm" fo:margin-bottom="0cm"/>
    </style:style>
    <style:style style:name="P56" style:family="paragraph" style:parent-style-name="Text_20_body" style:list-style-name="L21">
      <style:paragraph-properties fo:margin-top="0cm" fo:margin-bottom="0cm"/>
    </style:style>
    <style:style style:name="P57" style:family="paragraph" style:parent-style-name="Text_20_body" style:list-style-name="L22">
      <style:paragraph-properties fo:margin-top="0cm" fo:margin-bottom="0cm"/>
    </style:style>
    <style:style style:name="P58" style:family="paragraph" style:parent-style-name="Text_20_body" style:list-style-name="L23">
      <style:paragraph-properties fo:margin-top="0cm" fo:margin-bottom="0cm"/>
    </style:style>
    <style:style style:name="P59" style:family="paragraph" style:parent-style-name="Text_20_body" style:list-style-name="L24">
      <style:paragraph-properties fo:margin-top="0cm" fo:margin-bottom="0cm"/>
    </style:style>
    <style:style style:name="P60" style:family="paragraph" style:parent-style-name="Text_20_body" style:list-style-name="L25">
      <style:paragraph-properties fo:margin-top="0cm" fo:margin-bottom="0cm"/>
    </style:style>
    <style:style style:name="P61" style:family="paragraph" style:parent-style-name="Text_20_body" style:list-style-name="L26">
      <style:paragraph-properties fo:margin-top="0cm" fo:margin-bottom="0cm"/>
    </style:style>
    <style:style style:name="P62" style:family="paragraph" style:parent-style-name="Text_20_body" style:list-style-name="L27">
      <style:paragraph-properties fo:margin-top="0cm" fo:margin-bottom="0cm"/>
    </style:style>
    <style:style style:name="P63" style:family="paragraph" style:parent-style-name="Text_20_body" style:list-style-name="L28">
      <style:paragraph-properties fo:margin-top="0cm" fo:margin-bottom="0cm"/>
    </style:style>
    <style:style style:name="P64" style:family="paragraph" style:parent-style-name="Text_20_body" style:list-style-name="L29">
      <style:paragraph-properties fo:margin-top="0cm" fo:margin-bottom="0cm"/>
    </style:style>
    <style:style style:name="P65" style:family="paragraph" style:parent-style-name="Text_20_body" style:list-style-name="L30">
      <style:paragraph-properties fo:margin-top="0cm" fo:margin-bottom="0cm"/>
    </style:style>
    <style:style style:name="P66" style:family="paragraph" style:parent-style-name="Text_20_body" style:list-style-name="L31">
      <style:paragraph-properties fo:margin-top="0cm" fo:margin-bottom="0cm"/>
    </style:style>
    <style:style style:name="P67" style:family="paragraph" style:parent-style-name="Text_20_body" style:list-style-name="L32">
      <style:paragraph-properties fo:margin-top="0cm" fo:margin-bottom="0cm"/>
    </style:style>
    <style:style style:name="P68" style:family="paragraph" style:parent-style-name="Text_20_body" style:list-style-name="L33">
      <style:paragraph-properties fo:margin-top="0cm" fo:margin-bottom="0cm"/>
    </style:style>
    <style:style style:name="P69" style:family="paragraph" style:parent-style-name="Text_20_body" style:list-style-name="L34">
      <style:paragraph-properties fo:margin-top="0cm" fo:margin-bottom="0cm"/>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GROK 3.0</text:h>
      <text:p text:style-name="P1">dApps challenge</text:p>
      <text:h text:style-name="Heading_20_1" text:outline-level="1"/>
      <text:h text:style-name="Heading_20_1" text:outline-level="1">10 Real-World dApp Development Test Tasks for Live Coding Interview</text:h>
      <text:p text:style-name="Text_20_body">Below is a curated list of 10 tasks for an advanced live coding interview, designed to demonstrate proficiency in full-stack dApp development using Solidity, EVM, Node.js, Express, React, MetaMask, API integration, and Git. The tasks range from simple to complex, with estimated completion times of 2–6 hours. Each task includes a description, key skills tested, and deliverables.</text:p>
      <text:h text:style-name="P3" text:outline-level="2">Task 1: Simple ERC20 Token Deployment (4 hours)</text:h>
      <text:p text:style-name="Text_20_body"><text:span text:style-name="Strong_20_Emphasis">Description</text:span>: </text:p>
      <text:list xml:id="list569998753488478660" text:style-name="L1">
        <text:list-item>
          <text:p text:style-name="P4">Create and deploy a basic ERC20 token on a testnet (e.g., Sepolia) using Solidity.</text:p>
        </text:list-item>
        <text:list-item>
          <text:p text:style-name="P4">Set up a simple Express API to query the token's balance for a given address.</text:p>
        </text:list-item>
        <text:list-item>
          <text:p text:style-name="P4">Display it on a React frontend by API's call.</text:p>
        </text:list-item>
        <text:list-item>
          <text:p text:style-name="P4">Versioning vit Git.</text:p>
        </text:list-item>
      </text:list>
      <text:p text:style-name="Text_20_body"><text:span text:style-name="Strong_20_Emphasis">Skills Tested</text:span>:</text:p>
      <text:list xml:id="list1337426741971008028" text:style-name="L2">
        <text:list-item>
          <text:p text:style-name="P40">Solidity: Writing and deploying an ERC20 smart contract. </text:p>
        </text:list-item>
        <text:list-item>
          <text:p text:style-name="P40">Node.js/Express: Creating an API to interact with the blockchain. </text:p>
        </text:list-item>
        <text:list-item>
          <text:p text:style-name="P40">React: Building a UI to display blockchain data. </text:p>
        </text:list-item>
        <text:list-item>
          <text:p text:style-name="P40">Web3.js/ethers.js: Interacting with the EVM. </text:p>
        </text:list-item>
        <text:list-item>
          <text:p text:style-name="P8">Git: Version control for project setup. </text:p>
        </text:list-item>
      </text:list>
      <text:p text:style-name="Text_20_body"><text:span text:style-name="Strong_20_Emphasis">Deliverables</text:span>:</text:p>
      <text:list xml:id="list3134584362060864787" text:style-name="L3">
        <text:list-item>
          <text:p text:style-name="P41">Solidity ERC20 contract with standard functions (e.g., <text:span text:style-name="Source_20_Text">balanceOf</text:span>, <text:span text:style-name="Source_20_Text">transfer</text:span>). </text:p>
        </text:list-item>
        <text:list-item>
          <text:p text:style-name="P41">Deployed contract on Sepolia testnet (use Hardhat or Foundry). </text:p>
        </text:list-item>
        <text:list-item>
          <text:p text:style-name="P41">Express API endpoint (<text:span text:style-name="Source_20_Text">/balance/:address</text:span>) to fetch token balance. </text:p>
        </text:list-item>
        <text:list-item>
          <text:p text:style-name="P41">React frontend with a form to input an address and display the balance. </text:p>
        </text:list-item>
        <text:list-item>
          <text:p text:style-name="P9">Git repository with commit history. </text:p>
        </text:list-item>
      </text:list>
      <text:p text:style-name="Text_20_body"><text:span text:style-name="Strong_20_Emphasis">Steps</text:span>:</text:p>
      <text:list xml:id="list277081336079728194" text:style-name="L4">
        <text:list-item>
          <text:p text:style-name="P42">Write an ERC20 contract using OpenZeppelin. </text:p>
        </text:list-item>
        <text:list-item>
          <text:p text:style-name="P42">Deploy using Hardhat/Foundry with a testnet provider (e.g., Alchemy/Infura). </text:p>
        </text:list-item>
        <text:list-item>
          <text:p text:style-name="P42">Set up an Express server with an endpoint to query balance using ethers.js. </text:p>
        </text:list-item>
        <text:list-item>
          <text:p text:style-name="P42">Build a React app to call the API and display the result. </text:p>
        </text:list-item>
        <text:list-item>
          <text:p text:style-name="P10">Push code to a Git repository with clear commits. </text:p>
        </text:list-item>
      </text:list>
      <text:h text:style-name="P3" text:outline-level="2">Task 2: MetaMask Wallet Connection (2 hours)</text:h>
      <text:p text:style-name="Text_20_body"><text:span text:style-name="Strong_20_Emphasis">Description</text:span>: </text:p>
      <text:list xml:id="list7057415462055026952" text:style-name="L5">
        <text:list-item>
          <text:p text:style-name="P5">Build a React frontend that connects to MetaMask.</text:p>
        </text:list-item>
        <text:list-item>
          <text:p text:style-name="P5">Displays the user's wallet address and ETH balance.</text:p>
        </text:list-item>
        <text:list-item>
          <text:p text:style-name="P5">Allows switching between Ethereum testnets (e.g., Sepolia, Goerli).</text:p>
        </text:list-item>
      </text:list>
      <text:p text:style-name="Text_20_body"><text:span text:style-name="Strong_20_Emphasis">Skills Tested</text:span>:</text:p>
      <text:list xml:id="list4274559135115874044" text:style-name="L6">
        <text:list-item>
          <text:p text:style-name="P43">React: Frontend development and state management. </text:p>
        </text:list-item>
        <text:list-item>
          <text:p text:style-name="P43">MetaMask: Wallet integration using ethers.js. </text:p>
        </text:list-item>
        <text:list-item>
          <text:p text:style-name="P43">EVM: Interacting with testnets. </text:p>
        </text:list-item>
        <text:list-item>
          <text:p text:style-name="P11">Git: Version control. </text:p>
        </text:list-item>
      </text:list>
      <text:p text:style-name="Text_20_body"><text:span text:style-name="Strong_20_Emphasis">Deliverables</text:span>:</text:p>
      <text:list xml:id="list4202763959510972266" text:style-name="L7">
        <text:list-item>
          <text:p text:style-name="P44">React app with a "Connect Wallet" button. </text:p>
        </text:list-item>
        <text:list-item>
          <text:p text:style-name="P44">Display of connected wallet address and ETH balance. </text:p>
        </text:list-item>
        <text:list-item>
          <text:p text:style-name="P44">Dropdown to switch between testnets. </text:p>
        </text:list-item>
        <text:list-item>
          <text:p text:style-name="P12">Git repository with commit history. </text:p>
        </text:list-item>
      </text:list>
      <text:p text:style-name="Text_20_body"><text:span text:style-name="Strong_20_Emphasis">Steps</text:span>:</text:p>
      <text:list xml:id="list9085524807150272316" text:style-name="L8">
        <text:list-item>
          <text:p text:style-name="P45">Set up a React project with ethers.js. </text:p>
        </text:list-item>
        <text:list-item>
          <text:p text:style-name="P45">Implement MetaMask connection using <text:span text:style-name="Source_20_Text">window.ethereum</text:span>. </text:p>
        </text:list-item>
        <text:list-item>
          <text:p text:style-name="P45">Fetch and display wallet address and balance. </text:p>
        </text:list-item>
        <text:list-item>
          <text:p text:style-name="P45">Add testnet switching functionality using MetaMask's <text:span text:style-name="Source_20_Text">wallet_switchEthereumChain</text:span>. </text:p>
        </text:list-item>
        <text:list-item>
          <text:p text:style-name="P13">Commit changes to Git. </text:p>
        </text:list-item>
      </text:list>
      <text:h text:style-name="P3" text:outline-level="2">Task 3: NFT Minting dApp (6 hours)</text:h>
      <text:p text:style-name="Text_20_body"><text:span text:style-name="Strong_20_Emphasis">Description</text:span>: </text:p>
      <text:list xml:id="list6280440405674244729" text:style-name="L9">
        <text:list-item>
          <text:p text:style-name="P6">Create a Solidity ERC721 contract for minting NFTs. Deploy it to a testnet. </text:p>
        </text:list-item>
        <text:list-item>
          <text:p text:style-name="P6">Build an Express backend to intercact with the contract.</text:p>
        </text:list-item>
        <text:list-item>
          <text:p text:style-name="P14">Build a React frontend to mint NFTs via MetaMask. </text:p>
        </text:list-item>
      </text:list>
      <text:p text:style-name="Text_20_body"><text:span text:style-name="Strong_20_Emphasis">Skills Tested</text:span>:</text:p>
      <text:list xml:id="list7882997455100471316" text:style-name="L10">
        <text:list-item>
          <text:p text:style-name="P46">Solidity: ERC721 contract development. </text:p>
        </text:list-item>
        <text:list-item>
          <text:p text:style-name="P46">Node.js/Express: Backend API for blockchain interaction. </text:p>
        </text:list-item>
        <text:list-item>
          <text:p text:style-name="P46">React: Frontend for user interaction. </text:p>
        </text:list-item>
        <text:list-item>
          <text:p text:style-name="P46">MetaMask: Transaction signing. </text:p>
        </text:list-item>
        <text:list-item>
          <text:p text:style-name="P15">Git: Version control. </text:p>
        </text:list-item>
      </text:list>
      <text:p text:style-name="Text_20_body"><text:span text:style-name="Strong_20_Emphasis">Deliverables</text:span>:</text:p>
      <text:list xml:id="list3601599404676255139" text:style-name="L11">
        <text:list-item>
          <text:p text:style-name="P47">ERC721 contract with <text:span text:style-name="Source_20_Text">mint</text:span> and <text:span text:style-name="Source_20_Text">tokenURI</text:span> functions. </text:p>
        </text:list-item>
        <text:list-item>
          <text:p text:style-name="P47">Deployed contract on Sepolia. </text:p>
        </text:list-item>
        <text:list-item>
          <text:p text:style-name="P47">Express API endpoints for minting and querying NFTs. </text:p>
        </text:list-item>
        <text:list-item>
          <text:p text:style-name="P47">React frontend with a "Mint NFT" button. </text:p>
        </text:list-item>
        <text:list-item>
          <text:p text:style-name="P16">Git repository. </text:p>
        </text:list-item>
      </text:list>
      <text:p text:style-name="Text_20_body"><text:span text:style-name="Strong_20_Emphasis">Steps</text:span>:</text:p>
      <text:list xml:id="list1331320645503982362" text:style-name="L12">
        <text:list-item>
          <text:p text:style-name="P48">Write an ERC721 contract using OpenZeppelin. </text:p>
        </text:list-item>
        <text:list-item>
          <text:p text:style-name="P48">Deploy using Hardhat/Foundry. </text:p>
        </text:list-item>
        <text:list-item>
          <text:p text:style-name="P48">Create Express endpoints for minting and fetching NFT data. </text:p>
        </text:list-item>
        <text:list-item>
          <text:p text:style-name="P48">Build a React UI with MetaMask integration for minting. </text:p>
        </text:list-item>
        <text:list-item>
          <text:p text:style-name="P17">Commit to Git with clear messages. </text:p>
        </text:list-item>
      </text:list>
      <text:h text:style-name="P3" text:outline-level="2">Task 4: Decentralized Voting System (6 hours)</text:h>
      <text:p text:style-name="Text_20_body"><text:span text:style-name="Strong_20_Emphasis">Description</text:span>: </text:p>
      <text:list xml:id="list964612711345202328" text:style-name="L13">
        <text:list-item>
          <text:p text:style-name="P7">Develop a Solidity contract for a voting system where users can vote for proposals. </text:p>
        </text:list-item>
        <text:list-item>
          <text:p text:style-name="P7">Build an Express API to interact with the contract.</text:p>
        </text:list-item>
        <text:list-item>
          <text:p text:style-name="P7">Adding a React frontend to display proposals.</text:p>
        </text:list-item>
        <text:list-item>
          <text:p text:style-name="P18">Allow voting via MetaMask.</text:p>
        </text:list-item>
      </text:list>
      <text:p text:style-name="Text_20_body"><text:span text:style-name="Strong_20_Emphasis">Skills Tested</text:span>:</text:p>
      <text:list xml:id="list3203058602416163169" text:style-name="L14">
        <text:list-item>
          <text:p text:style-name="P49">Solidity: Complex contract logic with state management. </text:p>
        </text:list-item>
        <text:list-item>
          <text:p text:style-name="P49">Node.js/Express: API for contract interaction. </text:p>
        </text:list-item>
        <text:list-item>
          <text:p text:style-name="P49">React: Dynamic UI updates. </text:p>
        </text:list-item>
        <text:list-item>
          <text:p text:style-name="P49">MetaMask: Transaction handling. </text:p>
        </text:list-item>
        <text:list-item>
          <text:p text:style-name="P19">Git: Version control. </text:p>
        </text:list-item>
      </text:list>
      <text:p text:style-name="Text_20_body"><text:span text:style-name="Strong_20_Emphasis">Deliverables</text:span>:</text:p>
      <text:list xml:id="list899155562060728776" text:style-name="L15">
        <text:list-item>
          <text:p text:style-name="P50">Solidity contract with <text:span text:style-name="Source_20_Text">vote</text:span> and <text:span text:style-name="Source_20_Text">getResults</text:span> functions. </text:p>
        </text:list-item>
        <text:list-item>
          <text:p text:style-name="P50">Deployed contract on a testnet. </text:p>
        </text:list-item>
        <text:list-item>
          <text:p text:style-name="P50">Express API to vote and fetch results. </text:p>
        </text:list-item>
        <text:list-item>
          <text:p text:style-name="P50">React frontend showing proposals, vote button, and results. </text:p>
        </text:list-item>
        <text:list-item>
          <text:p text:style-name="P20">Git repository. </text:p>
        </text:list-item>
      </text:list>
      <text:p text:style-name="Text_20_body"><text:span text:style-name="Strong_20_Emphasis">Steps</text:span>:</text:p>
      <text:list xml:id="list1615058327045610385" text:style-name="L16">
        <text:list-item>
          <text:p text:style-name="P51">Write a voting contract with vote counting and access control. </text:p>
        </text:list-item>
        <text:list-item>
          <text:p text:style-name="P51">Deploy using Hardhat/Foundry. </text:p>
        </text:list-item>
        <text:list-item>
          <text:p text:style-name="P51">Create Express endpoints for voting and result retrieval. </text:p>
        </text:list-item>
        <text:list-item>
          <text:p text:style-name="P51">Build a React UI with MetaMask integration for voting. </text:p>
        </text:list-item>
        <text:list-item>
          <text:p text:style-name="P21">Push to Git. </text:p>
        </text:list-item>
      </text:list>
      <text:h text:style-name="P3" text:outline-level="2">Task 5: Token Staking dApp (5 hours)</text:h>
      <text:p text:style-name="Text_20_body"><text:span text:style-name="Strong_20_Emphasis">Description</text:span>: Create a Solidity contract for staking an ERC20 token to earn rewards. Build an Express backend to handle staking/unstaking and a React frontend to display staked amounts and rewards, integrated with MetaMask.</text:p>
      <text:p text:style-name="Text_20_body"><text:span text:style-name="Strong_20_Emphasis">Skills Tested</text:span>:</text:p>
      <text:list xml:id="list6231588749758306014" text:style-name="L17">
        <text:list-item>
          <text:p text:style-name="P52">Solidity: Staking logic and reward calculation. </text:p>
        </text:list-item>
        <text:list-item>
          <text:p text:style-name="P52">Node.js/Express: Backend API for staking operations. </text:p>
        </text:list-item>
        <text:list-item>
          <text:p text:style-name="P52">React: Real-time UI updates. </text:p>
        </text:list-item>
        <text:list-item>
          <text:p text:style-name="P52">MetaMask: Transaction signing. </text:p>
        </text:list-item>
        <text:list-item>
          <text:p text:style-name="P22">Git: Version control. </text:p>
        </text:list-item>
      </text:list>
      <text:p text:style-name="Text_20_body"><text:span text:style-name="Strong_20_Emphasis">Deliverables</text:span>:</text:p>
      <text:list xml:id="list5045999729509299212" text:style-name="L18">
        <text:list-item>
          <text:p text:style-name="P53">Solidity contract with <text:span text:style-name="Source_20_Text">stake</text:span>, <text:span text:style-name="Source_20_Text">unstake</text:span>, and <text:span text:style-name="Source_20_Text">claimRewards</text:span> functions. </text:p>
        </text:list-item>
        <text:list-item>
          <text:p text:style-name="P53">Deployed contract on Sepolia. </text:p>
        </text:list-item>
        <text:list-item>
          <text:p text:style-name="P53">Express API for staking, unstaking, and reward queries. </text:p>
        </text:list-item>
        <text:list-item>
          <text:p text:style-name="P53">React frontend with staking interface and reward display. </text:p>
        </text:list-item>
        <text:list-item>
          <text:p text:style-name="P23">Git repository. </text:p>
        </text:list-item>
      </text:list>
      <text:p text:style-name="Text_20_body"><text:span text:style-name="Strong_20_Emphasis">Steps</text:span>:</text:p>
      <text:list xml:id="list4670176965224548793" text:style-name="L19">
        <text:list-item>
          <text:p text:style-name="P54">Write a staking contract with reward logic. </text:p>
        </text:list-item>
        <text:list-item>
          <text:p text:style-name="P54">Deploy using Hardhat/Foundry. </text:p>
        </text:list-item>
        <text:list-item>
          <text:p text:style-name="P54">Create Express endpoints for staking operations. </text:p>
        </text:list-item>
        <text:list-item>
          <text:p text:style-name="P54">Build a React UI with MetaMask for user interaction. </text:p>
        </text:list-item>
        <text:list-item>
          <text:p text:style-name="P24">Commit to Git. </text:p>
        </text:list-item>
      </text:list>
      <text:h text:style-name="P3" text:outline-level="2">Task 6: Decentralized Marketplace (6 hours)</text:h>
      <text:p text:style-name="Text_20_body"><text:span text:style-name="Strong_20_Emphasis">Description</text:span>: Build a Solidity contract for a marketplace where users can list and buy items using an ERC20 token. Create an Express API to interact with the contract and a React frontend for listing and purchasing items.</text:p>
      <text:p text:style-name="Text_20_body"><text:span text:style-name="Strong_20_Emphasis">Skills Tested</text:span>:</text:p>
      <text:list xml:id="list446873583164367664" text:style-name="L20">
        <text:list-item>
          <text:p text:style-name="P55">Solidity: Complex contract with buy/sell logic. </text:p>
        </text:list-item>
        <text:list-item>
          <text:p text:style-name="P55">Node.js/Express: API for marketplace operations. </text:p>
        </text:list-item>
        <text:list-item>
          <text:p text:style-name="P55">React: Dynamic UI for marketplace. </text:p>
        </text:list-item>
        <text:list-item>
          <text:p text:style-name="P55">MetaMask: Transaction handling. </text:p>
        </text:list-item>
        <text:list-item>
          <text:p text:style-name="P25">Git: Version control. </text:p>
        </text:list-item>
      </text:list>
      <text:p text:style-name="Text_20_body"><text:span text:style-name="Strong_20_Emphasis">Deliverables</text:span>:</text:p>
      <text:list xml:id="list846898505510165979" text:style-name="L21">
        <text:list-item>
          <text:p text:style-name="P56">Solidity contract with <text:span text:style-name="Source_20_Text">listItem</text:span> and <text:span text:style-name="Source_20_Text">buyItem</text:span> functions. </text:p>
        </text:list-item>
        <text:list-item>
          <text:p text:style-name="P56">Deployed contract on a testnet. </text:p>
        </text:list-item>
        <text:list-item>
          <text:p text:style-name="P56">Express API for listing and purchasing. </text:p>
        </text:list-item>
        <text:list-item>
          <text:p text:style-name="P56">React frontend with item listings and buy button. </text:p>
        </text:list-item>
        <text:list-item>
          <text:p text:style-name="P26">Git repository. </text:p>
        </text:list-item>
      </text:list>
      <text:p text:style-name="Text_20_body"><text:span text:style-name="Strong_20_Emphasis">Steps</text:span>:</text:p>
      <text:list xml:id="list2098535702397202466" text:style-name="L22">
        <text:list-item>
          <text:p text:style-name="P57">Write a marketplace contract with ERC20 payments. </text:p>
        </text:list-item>
        <text:list-item>
          <text:p text:style-name="P57">Deploy using Hardhat/Foundry. </text:p>
        </text:list-item>
        <text:list-item>
          <text:p text:style-name="P57">Create Express endpoints for marketplace interactions. </text:p>
        </text:list-item>
        <text:list-item>
          <text:p text:style-name="P57">Build a React UI with MetaMask for transactions. </text:p>
        </text:list-item>
        <text:list-item>
          <text:p text:style-name="P27">Push to Git. </text:p>
        </text:list-item>
      </text:list>
      <text:h text:style-name="P3" text:outline-level="2">Task 7: Crowdfunding dApp (6 hours)</text:h>
      <text:p text:style-name="Text_20_body"><text:span text:style-name="Strong_20_Emphasis">Description</text:span>: Develop a Solidity contract for a crowdfunding platform where users can create and fund campaigns. Build an Express backend and React frontend to create campaigns, contribute funds, and display progress.</text:p>
      <text:p text:style-name="Text_20_body"><text:span text:style-name="Strong_20_Emphasis">Skills Tested</text:span>:</text:p>
      <text:list xml:id="list3013534508630123265" text:style-name="L23">
        <text:list-item>
          <text:p text:style-name="P58">Solidity: Crowdfunding logic with fund management. </text:p>
        </text:list-item>
        <text:list-item>
          <text:p text:style-name="P58">Node.js/Express: API for campaign interactions. </text:p>
        </text:list-item>
        <text:list-item>
          <text:p text:style-name="P58">React: UI for campaign management. </text:p>
        </text:list-item>
        <text:list-item>
          <text:p text:style-name="P58">MetaMask: Transaction signing. </text:p>
        </text:list-item>
        <text:list-item>
          <text:p text:style-name="P28">Git: Version control. </text:p>
        </text:list-item>
      </text:list>
      <text:p text:style-name="Text_20_body"><text:span text:style-name="Strong_20_Emphasis">Deliverables</text:span>:</text:p>
      <text:list xml:id="list6828322813285005146" text:style-name="L24">
        <text:list-item>
          <text:p text:style-name="P59">Solidity contract with <text:span text:style-name="Source_20_Text">createCampaign</text:span>, <text:span text:style-name="Source_20_Text">fund</text:span>, and <text:span text:style-name="Source_20_Text">withdraw</text:span> functions. </text:p>
        </text:list-item>
        <text:list-item>
          <text:p text:style-name="P59">Deployed contract on Sepolia. </text:p>
        </text:list-item>
        <text:list-item>
          <text:p text:style-name="P59">Express API for campaign creation and funding. </text:p>
        </text:list-item>
        <text:list-item>
          <text:p text:style-name="P59">React frontend for campaign creation and funding status. </text:p>
        </text:list-item>
        <text:list-item>
          <text:p text:style-name="P29">Git repository. </text:p>
        </text:list-item>
      </text:list>
      <text:p text:style-name="Text_20_body"><text:span text:style-name="Strong_20_Emphasis">Steps</text:span>:</text:p>
      <text:list xml:id="list50363611336258260" text:style-name="L25">
        <text:list-item>
          <text:p text:style-name="P60">Write a crowdfunding contract with fund tracking. </text:p>
        </text:list-item>
        <text:list-item>
          <text:p text:style-name="P60">Deploy using Hardhat/Foundry. </text:p>
        </text:list-item>
        <text:list-item>
          <text:p text:style-name="P60">Create Express endpoints for campaign operations. </text:p>
        </text:list-item>
        <text:list-item>
          <text:p text:style-name="P60">Build a React UI with MetaMask integration. </text:p>
        </text:list-item>
        <text:list-item>
          <text:p text:style-name="P30">Commit to Git. </text:p>
        </text:list-item>
      </text:list>
      <text:h text:style-name="P3" text:outline-level="2">Task 8: Decentralized Auction System (7 hours)</text:h>
      <text:p text:style-name="Text_20_body"><text:span text:style-name="Strong_20_Emphasis">Description</text:span>: Create a Solidity contract for an auction system where users can bid on items using ETH. Build an Express backend to manage auctions and a React frontend to display auctions and place bids via MetaMask.</text:p>
      <text:p text:style-name="Text_20_body"><text:span text:style-name="Strong_20_Emphasis">Skills Tested</text:span>:</text:p>
      <text:list xml:id="list5256597882131522727" text:style-name="L26">
        <text:list-item>
          <text:p text:style-name="P61">Solidity: Auction logic with bidding and expiration. </text:p>
        </text:list-item>
        <text:list-item>
          <text:p text:style-name="P61">Node.js/Express: API for auction management. </text:p>
        </text:list-item>
        <text:list-item>
          <text:p text:style-name="P61">React: Real-time auction UI. </text:p>
        </text:list-item>
        <text:list-item>
          <text:p text:style-name="P61">MetaMask: Bid transactions. </text:p>
        </text:list-item>
        <text:list-item>
          <text:p text:style-name="P31">Git: Version control. </text:p>
        </text:list-item>
      </text:list>
      <text:p text:style-name="Text_20_body"><text:span text:style-name="Strong_20_Emphasis">Deliverables</text:span>:</text:p>
      <text:list xml:id="list8454563678896771336" text:style-name="L27">
        <text:list-item>
          <text:p text:style-name="P62">Solidity contract with <text:span text:style-name="Source_20_Text">startAuction</text:span>, <text:span text:style-name="Source_20_Text">bid</text:span>, and <text:span text:style-name="Source_20_Text">endAuction</text:span> functions. </text:p>
        </text:list-item>
        <text:list-item>
          <text:p text:style-name="P62">Deployed contract on a testnet. </text:p>
        </text:list-item>
        <text:list-item>
          <text:p text:style-name="P62">Express API for auction operations. </text:p>
        </text:list-item>
        <text:list-item>
          <text:p text:style-name="P62">React frontend with auction listings and bidding interface. </text:p>
        </text:list-item>
        <text:list-item>
          <text:p text:style-name="P32">Git repository. </text:p>
        </text:list-item>
      </text:list>
      <text:p text:style-name="Text_20_body"><text:span text:style-name="Strong_20_Emphasis">Steps</text:span>:</text:p>
      <text:list xml:id="list3186209453431677889" text:style-name="L28">
        <text:list-item>
          <text:p text:style-name="P63">Write an auction contract with bidding logic. </text:p>
        </text:list-item>
        <text:list-item>
          <text:p text:style-name="P63">Deploy using Hardhat/Foundry. </text:p>
        </text:list-item>
        <text:list-item>
          <text:p text:style-name="P63">Create Express endpoints for auction management. </text:p>
        </text:list-item>
        <text:list-item>
          <text:p text:style-name="P63">Build a React UI with MetaMask for bidding. </text:p>
        </text:list-item>
        <text:list-item>
          <text:p text:style-name="P33">Push to Git. </text:p>
        </text:list-item>
      </text:list>
      <text:h text:style-name="P3" text:outline-level="2">Task 9: Multi-Contract DeFi Protocol (8 hours)</text:h>
      <text:p text:style-name="Text_20_body"><text:span text:style-name="Strong_20_Emphasis">Description</text:span>: Build a DeFi protocol with two Solidity contracts: an ERC20 token and a lending pool where users can deposit tokens and borrow against collateral. Create an Express backend and React frontend to interact with the protocol.</text:p>
      <text:p text:style-name="Text_20_body"><text:span text:style-name="Strong_20_Emphasis">Skills Tested</text:span>:</text:p>
      <text:list xml:id="list8644917187926578112" text:style-name="L29">
        <text:list-item>
          <text:p text:style-name="P64">Solidity: Multi-contract interactions and DeFi logic. </text:p>
        </text:list-item>
        <text:list-item>
          <text:p text:style-name="P64">Node.js/Express: API for lending operations. </text:p>
        </text:list-item>
        <text:list-item>
          <text:p text:style-name="P64">React: Complex UI for DeFi interactions. </text:p>
        </text:list-item>
        <text:list-item>
          <text:p text:style-name="P64">MetaMask: Transaction handling. </text:p>
        </text:list-item>
        <text:list-item>
          <text:p text:style-name="P34">Git: Version control. </text:p>
        </text:list-item>
      </text:list>
      <text:p text:style-name="Text_20_body"><text:span text:style-name="Strong_20_Emphasis">Deliverables</text:span>:</text:p>
      <text:list xml:id="list1036845395560734965" text:style-name="L30">
        <text:list-item>
          <text:p text:style-name="P65">Two Solidity contracts: ERC20 token and lending pool. </text:p>
        </text:list-item>
        <text:list-item>
          <text:p text:style-name="P65">Deployed contracts on Sepolia. </text:p>
        </text:list-item>
        <text:list-item>
          <text:p text:style-name="P65">Express API for deposit, borrow, and balance queries. </text:p>
        </text:list-item>
        <text:list-item>
          <text:p text:style-name="P65">React frontend for DeFi interactions. </text:p>
        </text:list-item>
        <text:list-item>
          <text:p text:style-name="P35">Git repository. </text:p>
        </text:list-item>
      </text:list>
      <text:p text:style-name="Text_20_body"><text:span text:style-name="Strong_20_Emphasis">Steps</text:span>:</text:p>
      <text:list xml:id="list8639098226647970686" text:style-name="L31">
        <text:list-item>
          <text:p text:style-name="P66">Write ERC20 and lending pool contracts with deposit/borrow logic. </text:p>
        </text:list-item>
        <text:list-item>
          <text:p text:style-name="P66">Deploy using Hardhat/Foundry. </text:p>
        </text:list-item>
        <text:list-item>
          <text:p text:style-name="P66">Create Express endpoints for DeFi operations. </text:p>
        </text:list-item>
        <text:list-item>
          <text:p text:style-name="P66">Build a React UI with MetaMask for user interactions. </text:p>
        </text:list-item>
        <text:list-item>
          <text:p text:style-name="P36">Commit to Git. </text:p>
        </text:list-item>
      </text:list>
      <text:h text:style-name="P3" text:outline-level="2">Task 10: Full-Featured DAO Platform (8 hours)</text:h>
      <text:p text:style-name="Text_20_body"><text:span text:style-name="Strong_20_Emphasis">Description</text:span>: Develop a DAO platform with a Solidity contract for proposal creation and voting using an ERC20 token. Build an Express backend to manage proposals and a React frontend to create, vote, and execute proposals via MetaMask. Include Git for version control.</text:p>
      <text:p text:style-name="Text_20_body"><text:span text:style-name="Strong_20_Emphasis">Skills Tested</text:span>:</text:p>
      <text:list xml:id="list328662252981612316" text:style-name="L32">
        <text:list-item>
          <text:p text:style-name="P67">Solidity: Complex DAO logic with governance. </text:p>
        </text:list-item>
        <text:list-item>
          <text:p text:style-name="P67">Node.js/Express: API for DAO operations. </text:p>
        </text:list-item>
        <text:list-item>
          <text:p text:style-name="P67">React: Comprehensive UI for governance. </text:p>
        </text:list-item>
        <text:list-item>
          <text:p text:style-name="P67">MetaMask: Transaction signing for voting. </text:p>
        </text:list-item>
        <text:list-item>
          <text:p text:style-name="P37">Git: Version control. </text:p>
        </text:list-item>
      </text:list>
      <text:p text:style-name="Text_20_body"><text:span text:style-name="Strong_20_Emphasis">Deliverables</text:span>:</text:p>
      <text:list xml:id="list5311624347746714137" text:style-name="L33">
        <text:list-item>
          <text:p text:style-name="P68">Solidity contracts for ERC20 token and DAO (propose, vote, execute). </text:p>
        </text:list-item>
        <text:list-item>
          <text:p text:style-name="P68">Deployed contracts on Sepolia. </text:p>
        </text:list-item>
        <text:list-item>
          <text:p text:style-name="P68">Express API for proposal creation, voting, and execution. </text:p>
        </text:list-item>
        <text:list-item>
          <text:p text:style-name="P68">React frontend with DAO dashboard for proposal management. </text:p>
        </text:list-item>
        <text:list-item>
          <text:p text:style-name="P38">Git repository with detailed commit history. </text:p>
        </text:list-item>
      </text:list>
      <text:p text:style-name="Text_20_body"><text:span text:style-name="Strong_20_Emphasis">Steps</text:span>:</text:p>
      <text:list xml:id="list1738866524989534980" text:style-name="L34">
        <text:list-item>
          <text:p text:style-name="P69">Write ERC20 and DAO contracts with governance logic. </text:p>
        </text:list-item>
        <text:list-item>
          <text:p text:style-name="P69">Deploy using Hardhat/Foundry. </text:p>
        </text:list-item>
        <text:list-item>
          <text:p text:style-name="P69">Create Express endpoints for DAO operations. </text:p>
        </text:list-item>
        <text:list-item>
          <text:p text:style-name="P69">Build a React UI with MetaMask for proposal and voting interactions. </text:p>
        </text:list-item>
        <text:list-item>
          <text:p text:style-name="P39">Push to Git with clear commits.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10-20T16:12:27.61</meta:creation-date>
    <dc:date>2025-11-05T19:01:17.20</dc:date>
    <meta:editing-duration>PT16H15M18S</meta:editing-duration>
    <meta:editing-cycles>19</meta:editing-cycles>
    <meta:generator>OpenOffice/4.1.15$Win32 OpenOffice.org_project/4115m2$Build-9813</meta:generator>
    <meta:document-statistic meta:table-count="0" meta:image-count="0" meta:object-count="0" meta:page-count="11" meta:paragraph-count="216" meta:word-count="1545" meta:character-count="9901"/>
  </office:meta>
</office:document-meta>
</file>